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Print odd numbers in an array</text:p>
      <text:p text:style-name="Standard">(function(arr) {</text:p>
      <text:p text:style-name="Standard"><text:s text:c="4"/>console.log(arr.filter(num =&gt; num % 2 !== 0));</text:p>
      <text:p text:style-name="Standard">})([1, 2, 3, 4, 5, 6, 7, 8, 9]);</text:p>
      <text:p text:style-name="Standard"/>
      <text:p text:style-name="Standard">2. Convert all the strings to title caps in a string array</text:p>
      <text:p text:style-name="Standard">(function(arr) {</text:p>
      <text:p text:style-name="Standard"><text:s text:c="4"/>console.log(arr.map(str =&gt; str.charAt(0).toUpperCase() + str.slice(1).toLowerCase()));</text:p>
      <text:p text:style-name="Standard">})(['hello', 'world', 'javascript', 'functions']);</text:p>
      <text:p text:style-name="Standard"/>
      <text:p text:style-name="Standard">3. Sum of all numbers in an array</text:p>
      <text:p text:style-name="Standard">(function(arr) {</text:p>
      <text:p text:style-name="Standard"><text:s text:c="4"/>console.log(arr.reduce((acc, num) =&gt; acc + num, 0));</text:p>
      <text:p text:style-name="Standard">})([1, 2, 3, 4, 5]);</text:p>
      <text:p text:style-name="Standard"/>
      <text:p text:style-name="Standard">4. Return all the prime numbers in an array</text:p>
      <text:p text:style-name="Standard">(function(arr) {</text:p>
      <text:p text:style-name="Standard"><text:s text:c="4"/>const isPrime = num =&gt; {</text:p>
      <text:p text:style-name="Standard"><text:s text:c="8"/>for (let i = 2; i &lt;= Math.sqrt(num); i++) {</text:p>
      <text:p text:style-name="Standard"><text:s text:c="12"/>if (num % i === 0) return false;</text:p>
      <text:p text:style-name="Standard"><text:s text:c="8"/>}</text:p>
      <text:p text:style-name="Standard"><text:s text:c="8"/>return num &gt; 1;</text:p>
      <text:p text:style-name="Standard"><text:s text:c="4"/>};</text:p>
      <text:p text:style-name="Standard"><text:s text:c="4"/>console.log(arr.filter(isPrime));</text:p>
      <text:p text:style-name="Standard">})([1, 2, 3, 4, 5, 6, 7, 8, 9, 10, 11]);</text:p>
      <text:p text:style-name="Standard"/>
      <text:p text:style-name="Standard">5. Return all the palindromes in an array</text:p>
      <text:p text:style-name="Standard">(function(arr) {</text:p>
      <text:p text:style-name="Standard"><text:s text:c="4"/>const isPalindrome = str =&gt; str === str.split('').reverse().join('');</text:p>
      <text:p text:style-name="Standard"><text:s text:c="4"/>console.log(arr.filter(isPalindrome));</text:p>
      <text:p text:style-name="Standard">})(['racecar', 'hello', 'level', 'world', 'madam']);</text:p>
      <text:p text:style-name="Standard"/>
      <text:p text:style-name="Standard">6. Return median of two sorted arrays of the same size</text:p>
      <text:p text:style-name="Standard">(function(arr1, arr2) {</text:p>
      <text:p text:style-name="Standard"><text:s text:c="4"/>const mergeAndFindMedian = (a, b) =&gt; {</text:p>
      <text:p text:style-name="Standard"><text:s text:c="8"/>const merged = [...a, ...b].sort((x, y) =&gt; x - y);</text:p>
      <text:p text:style-name="Standard"><text:s text:c="8"/>const mid = merged.length / 2;</text:p>
      <text:p text:style-name="Standard"><text:s text:c="8"/>return merged.length % 2 !== 0 ? merged[Math.floor(mid)] : (merged[mid - 1] + merged[mid]) / 2;</text:p>
      <text:p text:style-name="Standard"><text:s text:c="4"/>};</text:p>
      <text:p text:style-name="Standard"><text:s text:c="4"/>console.log(mergeAndFindMedian(arr1, arr2));</text:p>
      <text:p text:style-name="Standard">})([1, 3, 5], [2, 4, 6]);</text:p>
      <text:p text:style-name="Standard"/>
      <text:p text:style-name="Standard">7. Remove duplicates from an array</text:p>
      <text:p text:style-name="Standard">(function(arr) {</text:p>
      <text:p text:style-name="Standard"><text:s text:c="4"/>console.log([...new Set(arr)]);</text:p>
      <text:p text:style-name="Standard">})([1, 2, 2, 3, 4, 4, 5, 6, 7, 7, 8, 9]);</text:p>
      <text:p text:style-name="Standard"/>
      <text:p text:style-name="Standard">8. Rotate an array by k times</text:p>
      <text:p text:style-name="Standard">(function(arr, k) {</text:p>
      <text:p text:style-name="Standard"><text:s text:c="4"/>const rotate = (a, k) =&gt; a.slice(k % a.length).concat(a.slice(0, k % a.length));</text:p>
      <text:p text:style-name="Standard"><text:s text:c="4"/>console.log(rotate(arr, k));</text:p>
      <text:p text:style-name="Standard"><text:soft-page-break/>})([1, 2, 3, 4, 5, 6, 7, 8, 9], 3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9:01:35.851537788</meta:creation-date>
    <dc:date>2024-08-01T19:05:57.922155543</dc:date>
    <meta:editing-duration>PT4M25S</meta:editing-duration>
    <meta:editing-cycles>1</meta:editing-cycles>
    <meta:document-statistic meta:table-count="0" meta:image-count="0" meta:object-count="0" meta:page-count="2" meta:paragraph-count="45" meta:word-count="265" meta:character-count="1712" meta:non-whitespace-character-count="1376"/>
    <meta:generator>LibreOffice/7.3.7.2$Linux_X86_64 LibreOffice_project/30$Build-2</meta:generator>
  </office:meta>
</office:document-meta>
</file>